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5"/>
      <text:p text:style-name="P5"/>
      <text:p text:style-name="P5">Di<text:span text:style-name="T3">marts</text:span><text:tab/>2<text:span text:style-name="T5">3</text:span>/09/2<text:span text:style-name="T5">5</text:span></text:p>
      <text:p text:style-name="P3">Comentat </text:p>
      <text:list xml:id="list309004255112980768" text:style-name="L1">
        <text:list-item>
          <text:p text:style-name="P1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6">Di<text:span text:style-name="T3">mecres</text:span><text:tab/>2<text:span text:style-name="T5">4</text:span>/09/2<text:span text:style-name="T5">5</text:span></text:p>
      <text:p text:style-name="P4"><text:s/></text:p>
      <text:list xml:id="list3051754175831846536" text:style-name="L2">
        <text:list-item>
          <text:p text:style-name="P1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14">Baixem al taller per comentar el funcionament i la connexió del pont de manómetres. Comentem els components del simulador de fred.</text:p>
        </text:list-item>
      </text:list>
      <text:p text:style-name="P7"/>
      <text:p text:style-name="P6">Di<text:span text:style-name="T4">jous<text:tab/></text:span><text:tab/>2<text:span text:style-name="T5">5</text:span>/09/2<text:span text:style-name="T5">5</text:span></text:p>
      <text:p text:style-name="P4"><text:s/></text:p>
      <text:list xml:id="list878719987938938956" text:style-name="L3">
        <text:list-item>
          <text:p text:style-name="P1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">Comentat exercici 1.3-1</text:p>
        </text:list-item>
      </text:list>
      <text:p text:style-name="P8"/>
      <text:p text:style-name="P6">Di<text:span text:style-name="T4">vendres<text:tab/></text:span>2<text:span text:style-name="T5">6</text:span>/09/2<text:span text:style-name="T5">5</text:span></text:p>
      <text:p text:style-name="P4"><text:s/></text:p>
      <text:list xml:id="list8907705881346806251" text:style-name="L4">
        <text:list-item>
          <text:p text:style-name="P16">Publicat codi d'accès al Classroom</text:p>
        </text:list-item>
        <text:list-item>
          <text:p text:style-name="P18">Treball autònom tasca 1</text:p>
        </text:list-item>
        <text:list-item>
          <text:p text:style-name="P1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8T07:00:18.705496895</dc:date>
    <meta:editing-duration>PT2H6M12S</meta:editing-duration>
    <meta:editing-cycles>196</meta:editing-cycles>
    <meta:document-statistic meta:table-count="0" meta:image-count="0" meta:object-count="0" meta:page-count="1" meta:paragraph-count="20" meta:word-count="106" meta:character-count="653" meta:non-whitespace-character-count="566"/>
  </office:meta>
</office:document-meta>
</file>